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 style:data-style-name="N4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40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" office:value-type="time" office:time-value="PT12H00M00S" calcext:value-type="time">
            <text:p>12:00</text:p>
          </table:table-cell>
          <table:table-cell/>
          <table:table-cell table:formula="of:=50/3" office:value-type="float" office:value="16.6666666666667" calcext:value-type="float">
            <text:p>16,666666666666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time" office:time-value="PT00H30M00S" calcext:value-type="time">
            <text:p>00:3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3" office:value-type="time" office:time-value="PT12H30M00S" calcext:value-type="time">
            <text:p>12: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time" office:time-value="PT01H00M00S" calcext:value-type="time">
            <text:p>01:00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" office:value-type="time" office:time-value="PT13H00M00S" calcext:value-type="time">
            <text:p>13:00</text:p>
          </table:table-cell>
          <table:table-cell/>
          <table:table-cell table:style-name="ce4"/>
          <table:table-cell office:value-type="string" calcext:value-type="string">
            <text:p>Минимум 2 часа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time" office:time-value="PT01H30M00S" calcext:value-type="time">
            <text:p>01:3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3" office:value-type="time" office:time-value="PT13H30M00S" calcext:value-type="time">
            <text:p>13: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time" office:time-value="PT02H00M00S" calcext:value-type="time">
            <text:p>02:0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" office:value-type="time" office:time-value="PT14H00M00S" calcext:value-type="time">
            <text:p>14: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time" office:time-value="PT02H30M00S" calcext:value-type="time">
            <text:p>02:30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3" office:value-type="time" office:time-value="PT14H30M00S" calcext:value-type="time">
            <text:p>14:30</text:p>
          </table:table-cell>
          <table:table-cell table:number-columns-repeated="2"/>
          <table:table-cell table:style-name="ce5" office:value-type="string" calcext:value-type="string">
            <text:p>Выберите время начала прогулки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time" office:time-value="PT03H00M00S" calcext:value-type="time">
            <text:p>03:00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3" office:value-type="time" office:time-value="PT15H00M00S" calcext:value-type="time">
            <text:p>15: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3" office:value-type="time" office:time-value="PT15H30M00S" calcext:value-type="time">
            <text:p>15:30</text:p>
          </table:table-cell>
          <table:table-cell table:number-columns-repeated="2"/>
          <table:table-cell table:style-name="ce5" office:value-type="string" calcext:value-type="string">
            <text:p>Продолжительность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time" office:time-value="PT04H00M00S" calcext:value-type="time">
            <text:p>04:00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2" office:value-type="time" office:time-value="PT16H00M00S" calcext:value-type="time">
            <text:p>16:00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,5ч | 2ч | 3ч | 4ч | свое время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time" office:time-value="PT04H30M00S" calcext:value-type="time">
            <text:p>04:3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time" office:time-value="PT16H30M00S" calcext:value-type="time">
            <text:p>16: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time" office:time-value="PT05H00M00S" calcext:value-type="time">
            <text:p>05: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time" office:time-value="PT17H00M00S" calcext:value-type="time">
            <text:p>17: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time" office:time-value="PT05H30M00S" calcext:value-type="time">
            <text:p>05:3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time" office:time-value="PT17H30M00S" calcext:value-type="time">
            <text:p>17: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time" office:time-value="PT06H00M00S" calcext:value-type="time">
            <text:p>06: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" office:value-type="time" office:time-value="PT06H30M00S" calcext:value-type="time">
            <text:p>06:3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time" office:time-value="PT18H30M00S" calcext:value-type="time">
            <text:p>18: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 office:value-type="time" office:time-value="PT07H00M00S" calcext:value-type="time">
            <text:p>07: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time" office:time-value="PT19H00M00S" calcext:value-type="time">
            <text:p>19: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office:value-type="time" office:time-value="PT07H30M00S" calcext:value-type="time">
            <text:p>07:3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time" office:time-value="PT19H30M00S" calcext:value-type="time">
            <text:p>19: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3" office:value-type="time" office:time-value="PT08H00M00S" calcext:value-type="time">
            <text:p>08: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time" office:time-value="PT20H00M00S" calcext:value-type="time">
            <text:p>20:00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3" office:value-type="time" office:time-value="PT08H30M00S" calcext:value-type="time">
            <text:p>08:3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time" office:time-value="PT20H30M00S" calcext:value-type="time">
            <text:p>20: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3" office:value-type="time" office:time-value="PT09H00M00S" calcext:value-type="time">
            <text:p>09:0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time" office:time-value="PT21H00M00S" calcext:value-type="time">
            <text:p>21: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" office:value-type="time" office:time-value="PT09H30M00S" calcext:value-type="time">
            <text:p>09:3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time" office:time-value="PT21H30M00S" calcext:value-type="time">
            <text:p>21: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3" office:value-type="time" office:time-value="PT10H00M00S" calcext:value-type="time">
            <text:p>10:0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time" office:time-value="PT22H00M00S" calcext:value-type="time">
            <text:p>22:00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3" office:value-type="time" office:time-value="PT10H30M00S" calcext:value-type="time">
            <text:p>10:3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time" office:time-value="PT22H30M00S" calcext:value-type="time">
            <text:p>22: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3" office:value-type="time" office:time-value="PT11H00M00S" calcext:value-type="time">
            <text:p>11: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time" office:time-value="PT23H00M00S" calcext:value-type="time">
            <text:p>23: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" office:value-type="time" office:time-value="PT11H30M00S" calcext:value-type="time">
            <text:p>11:3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time" office:time-value="PT23H30M00S" calcext:value-type="time">
            <text:p>23: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3" office:value-type="time" office:time-value="PT12H00M00S" calcext:value-type="time">
            <text:p>12: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time" office:time-value="PT24H00M00S" calcext:value-type="time">
            <text:p>00:00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5T12:05:21.479357245</meta:creation-date>
    <dc:date>2022-02-05T15:19:56.936647477</dc:date>
    <meta:editing-duration>PT1H53M23S</meta:editing-duration>
    <meta:editing-cycles>2</meta:editing-cycles>
    <meta:generator>LibreOffice/7.2.5.2.0$Linux_X86_64 LibreOffice_project/20$Build-2</meta:generator>
    <meta:document-statistic meta:table-count="1" meta:cell-count="110" meta:object-count="0"/>
  </office:meta>
</office:document-meta>
</file>